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ize="9.5pt" style:font-size-asian="9.5pt"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Volunteer User (Recycling and Reuse)</text:span></text:p>
      <text:p text:style-name="P1">Needs to be able to view, grab, drop available shifts based on their access level (default vs. they've passed Anatomy vs. they've passed beginner workshop). Only able to grab 2 shifts at a time. <text:s/></text:p>
      <text:p text:style-name="P1"/>
      <text:p text:style-name="P1"><text:span text:style-name="T1">2. Intern (Repeating Shift) User</text:span></text:p>
      <text:p text:style-name="P1">In addition to the above, has extra access level to see intern shifts for their relevant intern group. Free Geek staff assigns their regular, repeating shifts. Intern can view and drop their assigned shifts. </text:p>
      <text:p text:style-name="P1"/>
      <text:p text:style-name="P1"><text:span text:style-name="T1">3. Teacher User</text:span></text:p>
      <text:p text:style-name="P1">In addition to the above, can see gaps/openings in the schedule where no classroom shifts exist, create a shift (ie "Programming with Python class") and assign themself to it. </text:p>
      <text:p text:style-name="P1"/>
      <text:p text:style-name="P1"><text:span text:style-name="T1">Other feature requirements: </text:span></text:p>
      <text:p text:style-name="P1">- All users sign up to create an account online by, thereby filling out our Volunteer Application, including an availability matrix showing when they are available to volunteer. Volunteer User is the default and staff can grant additional permissions as appropriate. </text:p>
      <text:p text:style-name="P1">- Email/text reminders 24hrs in advance of shift.</text:p>
      <text:p text:style-name="P1">- Non-staff users cannot see who else is assigned to other shifts; only that they are taken. </text:p>
      <text:p text:style-name="P1">- Access levels or groups that volunteers can be added into as they become eligible to claim additional shifts, i.e. Desktops/Laptops once they've taken Anatomy, Macs once they've got instructor approval, Tech Support once they've been added as a tech support intern. </text:p>
      <text:p text:style-name="P1">- There should also be a <text:span text:style-name="T1">Staff User</text:span> with full permissions and visibility. </text:p>
      <text:p text:style-name="P1"/>
      <text:p text:style-name="P1">Clarification:</text:p>
      <text:p text:style-name="P1">For reuse/recycling = shifts can be schedule only 1 month in advance </text:p>
      <text:p text:style-name="P1">For interns/teachers = s<text:span text:style-name="T2">hifts roll out more than 1 month in advance</text:span></text:p>
      <text:p text:style-name="P1"/>
      <text:p text:style-name="P1"><text:span text:style-name="T1">Nice-to-haves: </text:span></text:p>
      <text:p text:style-name="P1">- Ease of use around how FG staff create/duplicate a shift or block of shifts. </text:p>
      <text:p text:style-name="P1">- Shifts roll out more than 1 month in advance.</text:p>
      <text:p text:style-name="P1">- Notification mechanism (email?) to relevant staff when someone drops a shift.</text:p>
      <text:p text:style-name="P1">- Reporting tools around shift trends, # of vols, hours logged, etc.</text:p>
      <text:p text:style-name="P1"><text:soft-page-break/>- We have a huge schedule with tons of roles. Would be awesome to have filtering tools to help staff (who can see all shifts) sort through the data.</text:p>
      <text:p text:style-name="P1">- Potential for integration with ticketing tools, CRM, etc.</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348" meta:character-count="2090" meta:non-whitespace-character-count="1752"/>
    <meta:generator>LibreOfficeDev/5.1.0.3$Linux_X86_64 LibreOffice_project/</meta:generator>
  </office:meta>
</office:document-meta>
</file>